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Account. La famille "IUSER" permet de faire le lien entre le compte "système" (classe Account) et le document (famille IUSER).</text:p>
      <text:p text:style-name="Text_20_body">Un utilisateur est identifié par un numéro unique. Ce numéro est renseigné par l'attribut "us_whatid" du document IUSER. Il correspond à l'attribut "id" de la classe Account.</text:p>
      <text:p text:style-name="Text_20_body">Code minimaliste pour créer un utilisateur via les documents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store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p text:style-name="Text_20_body"/>
      <text:h text:style-name="Heading_20_3" text:outline-level="3">Correspondance entre compte User et document IUSER:</text:h>
      <text:p text:style-name="Table_20_Contents">Pour récupérer le compte système à partir du document IUSER :</text:p>
      <text:p text:style-name="Preformatted_20_Text">$user=$userDoc-&gt;getAccount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Account: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oft-page-break/><text:span text:style-name="symbol0_5f_php">}</text:span></text:p>
      <text:p text:style-name="Text_20_body"/>
      <text:p text:style-name="Text_20_body">A l'inverse pour récupérer l'objet documentaire à partir du compte système, vous pouvez utiliser l'attribut "fid".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p text:style-name="Text_20_body">Exemple de création d'utilisateur via la classe Account</text:p>
      <text:p text:style-name="Preformatted_20_Text"><text:span text:style-name="regexp0_5f_php">$u</text:span><text:span text:style-name="symbol0_5f_php">=</text:span><text:span text:style-name="keyword1_5f_php">new</text:span> Account<text:span text:style-name="symbol0_5f_php">();</text:span></text:p>
      <text:p text:style-name="Preformatted_20_Text"><text:span text:style-name="regexp0_5f_php">$u</text:span><text:span text:style-name="symbol0_5f_php">-&gt;</text:span>login<text:span text:style-name="string_5f_php">='jean.dupond'</text:span><text:span text:style-name="symbol0_5f_php">;</text:span></text:p>
      <text:p text:style-name="Preformatted_20_Text"><text:span text:style-name="regexp0_5f_php">$u</text:span><text:span text:style-name="symbol0_5f_php">-&gt;</text:span>firstname<text:span text:style-name="string_5f_php">='Jean'</text:span><text:span text:style-name="symbol0_5f_php">;</text:span></text:p>
      <text:p text:style-name="Preformatted_20_Text"><text:span text:style-name="regexp0_5f_php">$u</text:span><text:span text:style-name="symbol0_5f_php">-&gt;</text:span>lastname<text:span text:style-name="string_5f_php">='Dupond'</text:span><text:span text:style-name="symbol0_5f_php">;</text:span></text:p>
      <text:p text:style-name="Preformatted_20_Text"><text:span text:style-name="regexp0_5f_php">$u</text:span><text:span text:style-name="symbol0_5f_php">-&gt;</text:span>password_new<text:span text:style-name="string_5f_php">='secret'</text:span><text:span text:style-name="symbol0_5f_php">;</text:span></text:p>
      <text:p text:style-name="Preformatted_20_Text"><text:span text:style-name="regexp0_5f_php">$err</text:span><text:span text:style-name="symbol0_5f_php">=</text:span><text:span text:style-name="regexp0_5f_php">$u</text:span><text:span text:style-name="symbol0_5f_php">-&gt;</text:span>add<text:span text:style-name="symbol0_5f_php">();</text:span></text:p>
      <text:p text:style-name="Preformatted_20_Text"><text:span text:style-name="keyword0_5f_php">if</text:span> <text:span text:style-name="symbol0_5f_php">(</text:span><text:span text:style-name="regexp0_5f_php">$err</text:span><text:span text:style-name="symbol0_5f_php">)</text:span> <text:span text:style-name="symbol0_5f_php">{</text:span></text:p>
      <text:p text:style-name="Preformatted_20_Text"><text:s text:c="2"/><text:span text:style-name="keyword2_5f_php">error_log</text:span><text:span text:style-name="symbol0_5f_php">(</text:span><text:span text:style-name="regexp0_5f_php">$err</text:span><text:span text:style-name="symbol0_5f_php">);</text:span></text:p>
      <text:p text:style-name="Preformatted_20_Text"><text:span text:style-name="symbol0_5f_php">}</text:span> <text:span text:style-name="keyword0_5f_php">else</text:span> <text:span text:style-name="symbol0_5f_php">{</text:span></text:p>
      <text:p text:style-name="Preformatted_20_Text"><text:s text:c="2"/><text:span text:style-name="keyword2_5f_php">print</text:span> <text:span text:style-name="string_5f_php">"Nouvel utilisateur n°"</text:span><text:span text:style-name="symbol0_5f_php">.</text:span><text:span text:style-name="regexp0_5f_php">$u</text:span><text:span text:style-name="symbol0_5f_php">-&gt;</text:span>id;</text:p>
      <text:p text:style-name="Preformatted_20_Text"><text:span text:style-name="symbol0_5f_php">}</text:span></text:p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Account pour récupérer l'objet Account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Group</text:p>
          </table:table-cell>
          <table:table-cell table:style-name="Tableau2.B1" office:value-type="string">
            <text:p text:style-name="Table_20_Contents">Document IGROUP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Account" d'un groupe a toujours son attribut "accounttype" à "G".</text:p>
      <text:p text:style-name="Text_20_body"><text:soft-page-break/></text:p>
      <text:p text:style-name="Text_20_body">Utilisation de 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 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</text:span><text:span text:style-name="symbol0_5f_php"><text:span text:style-name="T1">getT</text:span></text:span><text:span text:style-name="T1">itle</text:span>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</text:span><text:span text:style-name="symbol0_5f_php"><text:span text:style-name="T1">getT</text:span></text:span><text:span text:style-name="T1">it</text:span>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Account" d'un groupe :Account::getAllMembers()</text:p>
      <text:p text:style-name="Text_20_body"/>
      <text:p text:style-name="Text_20_body"><text:soft-page-break/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Account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All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h text:style-name="Heading_20_3" text:outline-level="3">Récupération des utilisateurs associés à un rôle</text:h>
      <text:p text:style-name="Text_20_body">Comme pour les groupes, à partir de l'objet "Account" d'un rôle : Account::getAllMember()</text:p>
      <text:p text:style-name="Text_20_body">Exemple d'utilisation :</text:p>
      <text:p text:style-name="Preformatted_20_Text"><text:span text:style-name="regexp0_5f_php">$docRole</text:span><text:span text:style-name="symbol0_5f_php">=</text:span>new_Doc<text:span text:style-name="symbol0_5f_php">(</text:span><text:span text:style-name="string_5f_php">""</text:span><text:span text:style-name="symbol0_5f_php">,</text:span> <text:span text:style-name="number_5f_php">"TST_ROLE"</text:span><text:span text:style-name="symbol0_5f_php">);</text:span></text:p>
      <text:p text:style-name="Preformatted_20_Text"><text:span text:style-name="regexp0_5f_php">$members</text:span><text:span text:style-name="symbol0_5f_php">=</text:span><text:span text:style-name="regexp0_5f_php">$docRole</text:span><text:span text:style-name="symbol0_5f_php">-&gt;</text:span><text:span text:style-name="regexp0_5f_php">getAccount</text:span><text:span text:style-name="symbol0_5f_php">()-&gt;</text:span>getAllMembers<text:span text:style-name="symbol0_5f_php">();</text:span></text:p>
      <text:p text:style-name="Preformatted_20_Text"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2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pan text:style-name="symbol0_5f_php">}</text:span></text:p>
      <text:p text:style-name="Preformatted_20_Text"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pan text:style-name="comment0_5f_php">// recherche des documents IUSER correspondants</text:span></text:p>
      <text:p text:style-name="Preformatted_20_Text"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pan text:style-name="symbol0_5f_php">}</text:span></text:p>
      <text:p text:style-name="Text_20_body"/>
      <text:h text:style-name="Heading_20_3" text:outline-level="3">Récupération des rôles d'un utilisateur</text:h>
      <text:p text:style-name="Text_20_body">À partir de l'objet "Account" , méthode getAllRoles</text:p>
      <text:p text:style-name="Text_20_body">Exemple d'utilisation :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 Account</text:span><text:span text:style-name="string_5f_php">(''</text:span><text:span text:style-name="symbol0_5f_php">);</text:span></text:p>
      <text:p text:style-name="Preformatted_20_Text"><text:span text:style-name="regexp0_5f_php">$u</text:span><text:span text:style-name="symbol0_5f_php">-&gt;</text:span><text:span text:style-name="regexp0_5f_php">setLoginName</text:span><text:span text:style-name="string_5f_php">('john.doe'</text:span><text:span text:style-name="symbol0_5f_php">);</text:span></text:p>
      <text:p text:style-name="Preformatted_20_Text"><text:span text:style-name="keyword0_5f_php">if</text:span><text:span text:style-name="regexp0_5f_php"> </text:span><text:span text:style-name="symbol0_5f_php">(</text:span><text:span text:style-name="regexp0_5f_php">$u</text:span><text:span text:style-name="symbol0_5f_php">-&gt;</text:span><text:span text:style-name="regexp0_5f_php">isAffected</text:span><text:span text:style-name="symbol0_5f_php">())</text:span><text:span text:style-name="regexp0_5f_php"> </text:span><text:span text:style-name="symbol0_5f_php">{</text:span></text:p>
      <text:p text:style-name="Preformatted_20_Text"><text:span text:style-name="regexp0_5f_php"><text:s text:c="2"/>$roles</text:span><text:span text:style-name="symbol0_5f_php">=</text:span><text:span text:style-name="regexp0_5f_php">$u</text:span><text:span text:style-name="symbol0_5f_php">-&gt;</text:span><text:span text:style-name="regexp0_5f_php">getAllRoles</text:span><text:span text:style-name="symbol0_5f_php">();</text:span></text:p>
      <text:p text:style-name="Preformatted_20_Text"><text:span text:style-name="regexp0_5f_php"><text:s text:c="2"/></text:span><text:span text:style-name="keyword0_5f_php">foreach</text:span><text:span text:style-name="regexp0_5f_php"> </text:span><text:span text:style-name="symbol0_5f_php">(</text:span><text:span text:style-name="regexp0_5f_php">$roles </text:span><text:span text:style-name="keyword0_5f_php">as</text:span><text:span text:style-name="regexp0_5f_php"> $aRole</text:span><text:span text:style-name="symbol0_5f_php">)</text:span><text:span text:style-name="regexp0_5f_php"> </text:span><text:span text:style-name="symbol0_5f_php">{</text:span></text:p>
      <text:p text:style-name="Preformatted_20_Text"><text:span text:style-name="regexp0_5f_php"><text:s text:c="4"/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 $aRole</text:span><text:span text:style-name="symbol0_5f_php">[</text:span><text:span text:style-name="string_5f_php">"id"</text:span><text:span text:style-name="symbol0_5f_php">],</text:span><text:span text:style-name="regexp0_5f_php">$aRole</text:span><text:span text:style-name="symbol0_5f_php">[</text:span><text:span text:style-name="string_5f_php">"login"</text:span><text:span text:style-name="symbol0_5f_php">]);</text:span><text:span text:style-name="regexp0_5f_php"> </text:span></text:p>
      <text:p text:style-name="Preformatted_20_Text"><text:span text:style-name="regexp0_5f_php"><text:s text:c="2"/></text:span><text:span text:style-name="symbol0_5f_php">}</text:span></text:p>
      <text:p text:style-name="Preformatted_20_Text"><text:span text:style-name="symbol0_5f_php">}</text:span></text:p>
      <text:p text:style-name="Text_20_body"/>
      <text:h text:style-name="Heading_20_3" text:outline-level="3">Suppléants et titulaires</text:h>
      <text:p text:style-name="Text_20_body">Affectation d'un suppléant à un utilisateur et récupérations des titulaires.</text:p>
      <text:p text:style-name="Preformatted_20_Text"><text:span text:style-name="regexp0_5f_php">$u</text:span><text:span text:style-name="symbol0_5f_php">=</text:span><text:span text:style-name="keyword1_5f_php">new</text:span><text:span text:style-name="regexp0_5f_php"><text:span text:style-name="T1"> Account</text:span></text:span><text:span text:style-name="symbol0_5f_php">();</text:span><text:span text:style-name="regexp0_5f_php"><text:span text:style-name="T1"> </text:span></text:span></text:p>
      <text:p text:style-name="Preformatted_20_Text"><text:soft-page-break/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1"</text:span><text:span text:style-name="symbol0_5f_php">);</text:span><text:span text:style-name="regexp0_5f_php"><text:span text:style-name="T1"> </text:span></text:span></text:p>
      <text:p text:style-name="Preformatted_20_Text"><text:span text:style-name="keyword0_5f_php">if</text:span><text:span text:style-name="regexp0_5f_php"><text:span text:style-name="T1"> </text:span></text:span><text:span text:style-name="symbol0_5f_php">(</text:span><text:span text:style-name="regexp0_5f_php">$u</text:span><text:span text:style-name="symbol0_5f_php">-&gt;</text:span><text:span text:style-name="regexp0_5f_php"><text:span text:style-name="T1">isAffected</text:span></text:span><text:span text:style-name="symbol0_5f_php">())</text:span><text:span text:style-name="regexp0_5f_php"><text:span text:style-name="T1"> </text:span></text:span><text:span text:style-name="symbol0_5f_php">{</text:span><text:span text:style-name="regexp0_5f_php"><text:span text:style-name="T1"> </text:span></text:span></text:p>
      <text:p text:style-name="Preformatted_20_Text"><text:span text:style-name="regexp0_5f_php"><text:span text:style-name="T1"><text:s text:c="2"/></text:span></text:span><text:span text:style-name="regexp0_5f_php">$err</text:span><text:span text:style-name="symbol0_5f_php">=</text:span><text:span text:style-name="regexp0_5f_php">$u</text:span><text:span text:style-name="symbol0_5f_php">-&gt;</text:span><text:span text:style-name="regexp0_5f_php"><text:span text:style-name="T2">setSubstitute</text:span></text:span><text:span text:style-name="symbol0_5f_php"><text:span text:style-name="T3">(</text:span></text:span><text:span text:style-name="string_5f_php"><text:span text:style-name="T3">"j2"</text:span></text:span><text:span text:style-name="symbol0_5f_php"><text:span text:style-name="T3">)</text:span></text:span><text:span text:style-name="symbol0_5f_php">;</text:span><text:span text:style-name="symbol0_5f_php"><text:span text:style-name="T1"> </text:span></text:span><text:span text:style-name="comment0_5f_php">// J1 est le titulaire de J2 </text:span></text:p>
      <text:p text:style-name="Preformatted_20_Text"><text:span text:style-name="symbol0_5f_php"><text:span text:style-name="T1"><text:s text:c="32"/></text:span></text:span><text:span text:style-name="comment0_5f_php">//(J2 est suppléent de J1) </text:span></text:p>
      <text:p text:style-name="Preformatted_20_Text"><text:span text:style-name="symbol0_5f_php">}</text:span><text:span text:style-name="regexp0_5f_php"><text:span text:style-name="T1"> </text:span></text:span></text:p>
      <text:p text:style-name="Preformatted_20_Text"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3"</text:span><text:span text:style-name="symbol0_5f_php">);</text:span><text:span text:style-name="regexp0_5f_php"><text:span text:style-name="T1"> </text:span></text:span></text:p>
      <text:p text:style-name="Preformatted_20_Text"><text:span text:style-name="keyword0_5f_php">if</text:span><text:span text:style-name="regexp0_5f_php"><text:span text:style-name="T1"> </text:span></text:span><text:span text:style-name="symbol0_5f_php">(</text:span><text:span text:style-name="regexp0_5f_php">$u</text:span><text:span text:style-name="symbol0_5f_php">-&gt;</text:span><text:span text:style-name="regexp0_5f_php"><text:span text:style-name="T1">isAffected</text:span></text:span><text:span text:style-name="symbol0_5f_php">())</text:span><text:span text:style-name="regexp0_5f_php"><text:span text:style-name="T1"> </text:span></text:span><text:span text:style-name="symbol0_5f_php">{</text:span><text:span text:style-name="regexp0_5f_php"><text:span text:style-name="T1"> </text:span></text:span></text:p>
      <text:p text:style-name="Preformatted_20_Text"><text:span text:style-name="regexp0_5f_php"><text:span text:style-name="T1"><text:s text:c="2"/></text:span></text:span><text:span text:style-name="regexp0_5f_php">$err</text:span><text:span text:style-name="symbol0_5f_php">=</text:span><text:span text:style-name="regexp0_5f_php">$u</text:span><text:span text:style-name="symbol0_5f_php">-&gt;</text:span><text:span text:style-name="regexp0_5f_php"><text:span text:style-name="T2">setSubstitute</text:span></text:span><text:span text:style-name="symbol0_5f_php"><text:span text:style-name="T3">(</text:span></text:span><text:span text:style-name="string_5f_php"><text:span text:style-name="T3">"j2"</text:span></text:span><text:span text:style-name="symbol0_5f_php"><text:span text:style-name="T3">)</text:span></text:span><text:span text:style-name="symbol0_5f_php">;</text:span><text:span text:style-name="comment0_5f_php">// J3 est le titulaire de J2 </text:span></text:p>
      <text:p text:style-name="Preformatted_20_Text"><text:span text:style-name="symbol0_5f_php">}</text:span><text:span text:style-name="regexp0_5f_php"><text:span text:style-name="T1"> </text:span></text:span></text:p>
      <text:p text:style-name="Preformatted_20_Text"><text:span text:style-name="regexp0_5f_php">$u</text:span><text:span text:style-name="symbol0_5f_php">-&gt;</text:span><text:span text:style-name="regexp0_5f_php"><text:span text:style-name="T1">setLoginName</text:span></text:span><text:span text:style-name="symbol0_5f_php">(</text:span><text:span text:style-name="string_5f_php">"j2"</text:span><text:span text:style-name="symbol0_5f_php">);</text:span><text:span text:style-name="regexp0_5f_php"><text:span text:style-name="T1"> </text:span></text:span></text:p>
      <text:p text:style-name="Preformatted_20_Text"><text:span text:style-name="regexp0_5f_php">$incumbents</text:span><text:span text:style-name="symbol0_5f_php">=</text:span><text:span text:style-name="regexp0_5f_php">$u</text:span><text:span text:style-name="symbol0_5f_php">-&gt;</text:span><text:span text:style-name="regexp0_5f_php"><text:span text:style-name="T2">getIncumbents</text:span></text:span><text:span text:style-name="symbol0_5f_php">();</text:span><text:span text:style-name="symbol0_5f_php"><text:span text:style-name="T1"> </text:span></text:span><text:span text:style-name="comment0_5f_php">// J2 a comme titulaire J1 et J3 </text:span></text:p>
      <text:p text:style-name="Preformatted_20_Text"><text:span text:style-name="keyword0_5f_php">foreach</text:span><text:span text:style-name="regexp0_5f_php"><text:span text:style-name="T1"> </text:span></text:span><text:span text:style-name="symbol0_5f_php">(</text:span><text:span text:style-name="regexp0_5f_php">$incumbents</text:span><text:span text:style-name="regexp0_5f_php"><text:span text:style-name="T1"> </text:span></text:span><text:span text:style-name="keyword0_5f_php">as</text:span><text:span text:style-name="regexp0_5f_php"><text:span text:style-name="T1"> </text:span></text:span><text:span text:style-name="regexp0_5f_php">$k</text:span><text:span text:style-name="symbol0_5f_php">=&gt;</text:span><text:span text:style-name="regexp0_5f_php"><text:span text:style-name="T1"> </text:span></text:span><text:span text:style-name="regexp0_5f_php">$aIncumbent</text:span><text:span text:style-name="symbol0_5f_php">)</text:span><text:span text:style-name="regexp0_5f_php"><text:span text:style-name="T1"> </text:span></text:span><text:span text:style-name="symbol0_5f_php">{</text:span><text:span text:style-name="regexp0_5f_php"><text:span text:style-name="T1"> </text:span></text:span></text:p>
      <text:p text:style-name="Preformatted_20_Text"><text:span text:style-name="regexp0_5f_php"><text:span text:style-name="T1"><text:s text:c="2"/></text:span></text:span><text:span text:style-name="keyword2_5f_php">printf</text:span><text:span text:style-name="symbol0_5f_php">(</text:span><text:span text:style-name="string_5f_php">"%d)%s</text:span><text:span text:style-name="escaped_5f_php">\n</text:span><text:span text:style-name="string_5f_php">"</text:span><text:span text:style-name="symbol0_5f_php">,</text:span><text:span text:style-name="regexp0_5f_php"><text:span text:style-name="T1"> </text:span></text:span><text:span text:style-name="regexp0_5f_php">$k</text:span><text:span text:style-name="symbol0_5f_php">,</text:span><text:span text:style-name="regexp0_5f_php"><text:span text:style-name="T1">Account</text:span></text:span><text:span text:style-name="symbol0_5f_php">::</text:span><text:span text:style-name="member1_5f_php">getDisplayName</text:span><text:span text:style-name="symbol0_5f_php">(</text:span><text:span text:style-name="regexp0_5f_php">$aIncumbent</text:span><text:span text:style-name="symbol0_5f_php">));</text:span><text:span text:style-name="regexp0_5f_php"><text:span text:style-name="T1"> </text:span></text:span></text:p>
      <text:p text:style-name="Preformatted_20_Text"><text:span text:style-name="symbol0_5f_php">}</text:span></text:p>
      <text:p text:style-name="Preformatted_20_Text"><text:span text:style-name="symbol0_5f_php"/></text:p>
      <text:p text:style-name="Preformatted_20_Text"><text:span text:style-name="symbol0_5f_php"><text:span text:style-name="T1">www-data@luke:~$ ./wsh.php --api=testSubstitute</text:span></text:span></text:p>
      <text:p text:style-name="Preformatted_20_Text"><text:span text:style-name="symbol0_5f_php"><text:span text:style-name="T1">0)j1 Doe </text:span></text:span></text:p>
      <text:p text:style-name="Preformatted_20_Text"><text:span text:style-name="symbol0_5f_php"><text:span text:style-name="T1">1)j3 Doe </text:span></text:span></text:p>
      <text:p text:style-name="Preformatted_20_Text"><text:span text:style-name="symbol0_5f_php"><text:span text:style-name="T1"/></text:span></text:p>
      <text:h text:style-name="Heading_20_3" text:outline-level="3">Recherche de comptes</text:h>
      <text:p text:style-name="Text_20_body">Il est possible de rechercher les comptes suivant leurs critères d'appartenance à des rôles ou des groupes. La classe SearchAccount permet de réaliser facilement la recherche de compte. Le résultat de cette recherche peut retourner des utilisateurs, des groupes ou des rôles.</text:p>
      <text:h text:style-name="Heading_20_4" text:outline-level="4">Recherche des utilisateurs par rôle</text:h>
      <text:p text:style-name="Text_20_body">Pour indiquer le filtre d'un rôle, il faut utiliser, la méthode ::addRoleFilter(). Cette méthode prend en argument la référence du rôle. La référence correspond à l'attribut 'role_login' du document ou à l'attribut login de l'objet Account. Il ne correspond pas au nom logique du document.</text:p>
      <text:p text:style-name="Preformatted_20_Text"><text:span text:style-name="regexp0_5f_php">$s</text:span> <text:span text:style-name="symbol0_5f_php">=</text:span> <text:span text:style-name="keyword1_5f_php">new</text:span> SearchAccount<text:span text:style-name="symbol0_5f_php">();</text:span></text:p>
      <text:p text:style-name="Preformatted_20_Text"><text:bookmark-start text:name="__DdeLink__1397_1360716883"/><text:span text:style-name="regexp0_5f_php">$s</text:span><text:span text:style-name="symbol0_5f_php">-&gt;</text:span>addRoleFilter<text:span text:style-name="string_5f_php">('writter'</text:span><text:span text:style-name="symbol0_5f_php">);</text:span><text:bookmark-end text:name="__DdeLink__1397_1360716883"/></text:p>
      <text:p text:style-name="Preformatted_20_Text"><text:span text:style-name="regexp0_5f_php">$s</text:span><text:span text:style-name="symbol0_5f_php">-&gt;</text:span>setObjectReturn<text:span text:style-name="symbol0_5f_php">(</text:span><text:span text:style-name="regexp0_5f_php">$s</text:span><text:span text:style-name="symbol0_5f_php">::</text:span><text:span text:style-name="member1_5f_php">returnAccount</text:span><text:span text:style-name="symbol0_5f_php">);</text:span></text:p>
      <text:p text:style-name="Preformatted_20_Text"><text:span text:style-name="comment_5f_multi_5f_php">/**</text:span></text:p>
      <text:p text:style-name="Preformatted_20_Text"><text:span text:style-name="comment_5f_multi_5f_php"><text:s/>* @var \AccountList $al</text:span></text:p>
      <text:p text:style-name="Preformatted_20_Text"><text:span text:style-name="comment_5f_multi_5f_php"><text:s/>*/</text:span></text:p>
      <text:p text:style-name="Preformatted_20_Text"><text:span text:style-name="regexp0_5f_php">$al</text:span> <text:span text:style-name="symbol0_5f_php">=</text:span> <text:span text:style-name="regexp0_5f_php">$s</text:span><text:span text:style-name="symbol0_5f_php">-&gt;</text:span>search<text:span text:style-name="symbol0_5f_php">();</text:span></text:p>
      <text:p text:style-name="Preformatted_20_Text"><text:span text:style-name="comment_5f_multi_5f_php">/**</text:span></text:p>
      <text:p text:style-name="Preformatted_20_Text"><text:span text:style-name="comment_5f_multi_5f_php"><text:s/>* @var \Account $account</text:span></text:p>
      <text:p text:style-name="Preformatted_20_Text"><text:span text:style-name="comment_5f_multi_5f_php"><text:s/>*/</text:span></text:p>
      <text:p text:style-name="Preformatted_20_Text"><text:span text:style-name="keyword0_5f_php">foreach</text:span> <text:span text:style-name="symbol0_5f_php">(</text:span><text:span text:style-name="regexp0_5f_php">$al</text:span> <text:span text:style-name="keyword0_5f_php">as</text:span> <text:span text:style-name="regexp0_5f_php">$account</text:span><text:span text:style-name="symbol0_5f_php">)</text:span> <text:span text:style-name="symbol0_5f_php">{</text:span></text:p>
      <text:p text:style-name="Preformatted_20_Text"><text:s text:c="2"/><text:span text:style-name="regexp0_5f_php">$login</text:span> <text:span text:style-name="symbol0_5f_php">=</text:span> <text:span text:style-name="regexp0_5f_php">$account</text:span><text:span text:style-name="symbol0_5f_php">-&gt;</text:span>login<text:span text:style-name="symbol0_5f_php">;</text:span></text:p>
      <text:p text:style-name="Preformatted_20_Text"><text:s text:c="2"/><text:span text:style-name="keyword2_5f_php">print</text:span> <text:span text:style-name="string_5f_php">"$login</text:span><text:span text:style-name="escaped_5f_php">\n</text:span><text:span text:style-name="string_5f_php">"</text:span><text:span text:style-name="symbol0_5f_php">;</text:span></text:p>
      <text:p text:style-name="Preformatted_20_Text"><text:span text:style-name="symbol0_5f_php">}</text:span></text:p>
      <text:p text:style-name="Text_20_body">Pour rechercher à partir du nom logique du document rôle, il faut utiliser la méthode ::docName2login de correspondance fournie par la classe.</text:p>
      <text:p text:style-name="Preformatted_20_Text"><text:span text:style-name="regexp0_5f_php">$s</text:span><text:span text:style-name="symbol0_5f_php">-&gt;</text:span><text:span text:style-name="T1">addRoleFilter</text:span><text:span text:style-name="symbol0_5f_php">(</text:span><text:span text:style-name="regexp0_5f_php">$s</text:span><text:span text:style-name="symbol0_5f_php">-&gt;</text:span><text:span text:style-name="symbol0_5f_php"><text:span text:style-name="T1">docN</text:span></text:span><text:span text:style-name="string_5f_php"><text:span text:style-name="T1">ame2login</text:span></text:span><text:span text:style-name="string_5f_php">('TST_ROLEWRITTER'</text:span><text:span text:style-name="symbol0_5f_php">));</text:span></text:p>
      <text:p text:style-name="Text_20_body"/>
      <text:p text:style-name="Text_20_body">La méthode ::setObjectReturn() permet d'indiquer le type de résultat obtenu par la méthode ::search(). Par défaut cela retourne un objet AccountList qui est un itérateur sur des objets Account.</text:p>
      <text:p text:style-name="Text_20_body">Il est possible d'indiquer SearchAccount::returnDocument, pour que la méthode ::search() retourne un objet DocumentList qui donnera les documents <text:soft-page-break/>correspondants</text:p>
      <text:p text:style-name="Preformatted_20_Text"><text:span text:style-name="regexp0_5f_php">$s</text:span> <text:span text:style-name="symbol0_5f_php">=</text:span> <text:span text:style-name="keyword1_5f_php">new</text:span> SearchAccount<text:span text:style-name="symbol0_5f_php">();</text:span></text:p>
      <text:p text:style-name="Preformatted_20_Text"><text:span text:style-name="regexp0_5f_php">$s</text:span><text:span text:style-name="symbol0_5f_php">-&gt;</text:span>addRoleFilter<text:span text:style-name="string_5f_php">(</text:span><text:span text:style-name="regexp0_5f_php">$s</text:span><text:span text:style-name="symbol0_5f_php">-&gt;</text:span><text:span text:style-name="symbol0_5f_php"><text:span text:style-name="T1">docN</text:span></text:span><text:span text:style-name="string_5f_php"><text:span text:style-name="T1">ame2login</text:span></text:span><text:span text:style-name="string_5f_php">('TST_ROLEWRITTER'</text:span><text:span text:style-name="symbol0_5f_php">)</text:span><text:span text:style-name="symbol0_5f_php">);</text:span></text:p>
      <text:p text:style-name="Preformatted_20_Text"><text:span text:style-name="regexp0_5f_php">$s</text:span><text:span text:style-name="symbol0_5f_php">-&gt;</text:span>setObjectReturn<text:span text:style-name="symbol0_5f_php">(</text:span><text:span text:style-name="regexp0_5f_php">$s</text:span><text:span text:style-name="symbol0_5f_php">::</text:span><text:span text:style-name="member1_5f_php">returnDocument</text:span><text:span text:style-name="symbol0_5f_php">);</text:span></text:p>
      <text:p text:style-name="Preformatted_20_Text"><text:span text:style-name="comment_5f_multi_5f_php">/**</text:span></text:p>
      <text:p text:style-name="Preformatted_20_Text"><text:span text:style-name="comment_5f_multi_5f_php"><text:s/>* @var \DocumentList $dl</text:span></text:p>
      <text:p text:style-name="Preformatted_20_Text"><text:span text:style-name="comment_5f_multi_5f_php"><text:s/>*/</text:span></text:p>
      <text:p text:style-name="Preformatted_20_Text"><text:span text:style-name="regexp0_5f_php">$dl</text:span> <text:span text:style-name="symbol0_5f_php">=</text:span> <text:span text:style-name="regexp0_5f_php">$s</text:span><text:span text:style-name="symbol0_5f_php">-&gt;</text:span>search<text:span text:style-name="symbol0_5f_php">();</text:span></text:p>
      <text:p text:style-name="Preformatted_20_Text"><text:span text:style-name="comment_5f_multi_5f_php">/**</text:span></text:p>
      <text:p text:style-name="Preformatted_20_Text"><text:span text:style-name="comment_5f_multi_5f_php"><text:s/>* @var \Doc $doc</text:span></text:p>
      <text:p text:style-name="Preformatted_20_Text"><text:span text:style-name="comment_5f_multi_5f_php"><text:s/>*/</text:span></text:p>
      <text:p text:style-name="Preformatted_20_Text"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</text:span><text:span text:style-name="symbol0_5f_php">)</text:span> <text:span text:style-name="symbol0_5f_php">{</text:span></text:p>
      <text:p text:style-name="Preformatted_20_Text"><text:s text:c="2"/><text:span text:style-name="regexp0_5f_php">$login</text:span> <text:span text:style-name="symbol0_5f_php">=</text:span> <text:span text:style-name="regexp0_5f_php">$doc</text:span><text:span text:style-name="symbol0_5f_php">-&gt;</text:span>getValue<text:span text:style-name="symbol0_5f_php">(</text:span><text:span text:style-name="string_5f_php">"us_login"</text:span><text:span text:style-name="symbol0_5f_php">);</text:span></text:p>
      <text:p text:style-name="Preformatted_20_Text"><text:s text:c="2"/><text:span text:style-name="keyword2_5f_php">print</text:span> <text:span text:style-name="string_5f_php">"$login</text:span><text:span text:style-name="escaped_5f_php">\n</text:span><text:span text:style-name="string_5f_php">"</text:span><text:span text:style-name="symbol0_5f_php">;</text:span></text:p>
      <text:p text:style-name="Preformatted_20_Text"><text:span text:style-name="symbol0_5f_php">}</text:span></text:p>
      <text:p text:style-name="Text_20_body">Si on précise plusieurs rôles séparés par un espace, cela indiquera une disjonction (OU). </text:p>
      <text:p text:style-name="Preformatted_20_Text"><text:span text:style-name="regexp0_5f_php">$s</text:span><text:span text:style-name="symbol0_5f_php">-&gt;</text:span>addRoleFilter<text:span text:style-name="symbol0_5f_php">(</text:span><text:span text:style-name="string_5f_php">"writter controller"</text:span><text:span text:style-name="symbol0_5f_php">);</text:span></text:p>
      <text:p text:style-name="Text_20_body">indique que les comptes recherchés ont le rôle "writter" ou "controller". </text:p>
      <text:p text:style-name="Text_20_body">Cette écriture est équivalente à </text:p>
      <text:p text:style-name="Preformatted_20_Text"><text:span text:style-name="regexp0_5f_php">$s</text:span><text:span text:style-name="symbol0_5f_php">-&gt;</text:span>addRoleFilter<text:span text:style-name="symbol0_5f_php">(</text:span><text:span text:style-name="string_5f_php">"writter"</text:span><text:span text:style-name="symbol0_5f_php">);</text:span></text:p>
      <text:p text:style-name="Preformatted_20_Text"><text:span text:style-name="regexp0_5f_php">$s</text:span><text:span text:style-name="symbol0_5f_php">-&gt;</text:span>addRoleFilter<text:span text:style-name="symbol0_5f_php">(</text:span><text:span text:style-name="string_5f_php">"controller"</text:span><text:span text:style-name="symbol0_5f_php">);</text:span></text:p>
      <text:p text:style-name="Text_20_body">La condition d'appartenance à plusieurs rôles n'est pas disponible avec cette méthode. Ce filtre peut retourner des groupes ou des utilisateurs.</text:p>
      <text:h text:style-name="Heading_20_4" text:outline-level="4">Recherche des utilisateurs par groupe</text:h>
      <text:p text:style-name="Text_20_body">La méthode ::addGroupFilter() est équivalent à ::addRoleFilter(). Elle permet de rechercher parmi les comptes qui appartiennent à différents groupes. Si cette méthode est combinée à la méthode ::addRoleFilter() cela indiquera tous les comptes qui appartiennent à un des groupes cités <text:span text:style-name="T4">ou</text:span> à un des rôles cités. </text:p>
      <text:p text:style-name="Preformatted_20_Text"><text:span text:style-name="regexp0_5f_php">$s</text:span><text:span text:style-name="symbol0_5f_php">-&gt;</text:span><text:span text:style-name="T1">addGroupFilter</text:span><text:span text:style-name="symbol0_5f_php">(</text:span><text:span text:style-name="string_5f_php">"all"</text:span><text:span text:style-name="symbol0_5f_php">);</text:span><text:span text:style-name="symbol0_5f_php"><text:span text:style-name="T1"> </text:span></text:span><text:span text:style-name="comment0_5f_php">// tous les utilisateurs du groupe "all"</text:span></text:p>
      <text:p text:style-name="Text_20_body">La recherche par groupe recherche aussi les comptes dans les sous-groupes. <text:bookmark-start text:name="__DdeLink__1688_1509099909"/>Ce filtre peut retourner des groupes ou des utilisateurs.<text:bookmark-end text:name="__DdeLink__1688_1509099909"/></text:p>
      <text:h text:style-name="Heading_20_4" text:outline-level="4">Recherche sur des critères de compte</text:h>
      <text:p text:style-name="Text_20_body">La méthode ::addFilter() permet d'ajouter des filtres sur les caractéristiques des comptes:</text:p>
      <text:list xml:id="list1914821670" text:style-name="L1">
        <text:list-item>
          <text:p text:style-name="P1">login</text:p>
        </text:list-item>
        <text:list-item>
          <text:p text:style-name="P1">firstname</text:p>
        </text:list-item>
        <text:list-item>
          <text:p text:style-name="P1">lastname</text:p>
        </text:list-item>
        <text:list-item>
          <text:p text:style-name="P1">mail</text:p>
        </text:list-item>
      </text:list>
      <text:p text:style-name="Preformatted_20_Text"><text:span text:style-name="regexp0_5f_php">$mailExpr</text:span><text:span text:style-name="string_5f_php">='test'</text:span><text:span text:style-name="symbol0_5f_php">;</text:span></text:p>
      <text:p text:style-name="Preformatted_20_Text"><text:span text:style-name="regexp0_5f_php">$s</text:span> <text:span text:style-name="symbol0_5f_php">=</text:span> <text:span text:style-name="keyword1_5f_php">new</text:span> SearchAccount<text:span text:style-name="symbol0_5f_php">();</text:span></text:p>
      <text:p text:style-name="Preformatted_20_Text"><text:span text:style-name="regexp0_5f_php">$s</text:span><text:span text:style-name="symbol0_5f_php">-&gt;</text:span>addFilter<text:span text:style-name="symbol0_5f_php">(</text:span><text:span text:style-name="string_5f_php">"mail ~ '%s'"</text:span><text:span text:style-name="symbol0_5f_php">,</text:span> <text:span text:style-name="regexp0_5f_php">$mailExpr</text:span><text:span text:style-name="symbol0_5f_php">); </text:span><text:span text:style-name="comment0_5f_php">// filtre les mail qui contiennent test</text:span></text:p>
      <text:p text:style-name="Preformatted_20_Text"><text:span text:style-name="regexp0_5f_php">$al</text:span> <text:span text:style-name="symbol0_5f_php">=</text:span> <text:span text:style-name="regexp0_5f_php">$s</text:span><text:span text:style-name="symbol0_5f_php">-&gt;</text:span>search<text:span text:style-name="symbol0_5f_php">();</text:span></text:p>
      <text:p text:style-name="Preformatted_20_Text"><text:span text:style-name="keyword0_5f_php">foreach</text:span> <text:span text:style-name="symbol0_5f_php">(</text:span><text:span text:style-name="regexp0_5f_php">$al</text:span> <text:span text:style-name="keyword0_5f_php">as</text:span> <text:span text:style-name="regexp0_5f_php">$account</text:span><text:span text:style-name="symbol0_5f_php">)</text:span> <text:span text:style-name="symbol0_5f_php">{</text:span></text:p>
      <text:p text:style-name="Preformatted_20_Text"><text:s text:c="2"/><text:span text:style-name="keyword2_5f_php">printf</text:span><text:span text:style-name="symbol0_5f_php">(</text:span><text:span text:style-name="string_5f_php">"%s =&gt; %s</text:span><text:span text:style-name="escaped_5f_php">\n</text:span><text:span text:style-name="string_5f_php"> "</text:span><text:span text:style-name="symbol0_5f_php">,</text:span> <text:span text:style-name="regexp0_5f_php">$account</text:span><text:span text:style-name="symbol0_5f_php">-&gt;</text:span>login<text:span text:style-name="symbol0_5f_php">,</text:span> <text:span text:style-name="regexp0_5f_php">$account</text:span><text:span text:style-name="symbol0_5f_php">-&gt;</text:span>mail<text:span text:style-name="symbol0_5f_php">);</text:span></text:p>
      <text:p text:style-name="Preformatted_20_Text"><text:span text:style-name="symbol0_5f_php">}</text:span></text:p>
      <text:p text:style-name="Text_20_body">La méthode ::addFilter() ajoute une condition supplémentaire sur le filtre. Le <text:soft-page-break/>premier argument est la partie statique du filtre et les suivants les arguments du filtre comme pour sprintf.</text:p>
      <text:p text:style-name="Text_20_body">Au contraire de addGroupFilter ou addRoleFilter les filtres sont autant de critères ajoutés à la condition finale.</text:p>
      <text:p text:style-name="Text_20_body">La méthode ::setTypeReturn() permet de préciser le type de compte à retourner : Utilisateur, Groupe ou Rôle.</text:p>
      <text:p text:style-name="Preformatted_20_Text"><text:span text:style-name="regexp0_5f_php">$s</text:span><text:span text:style-name="symbol0_5f_php">-&gt;</text:span>setTypeFilter<text:span text:style-name="symbol0_5f_php">(</text:span><text:span text:style-name="regexp0_5f_php">$s</text:span><text:span text:style-name="symbol0_5f_php">::</text:span><text:span text:style-name="member1_5f_php">userType</text:span><text:span text:style-name="symbol0_5f_php">)</text:span> <text:span text:style-name="symbol0_5f_php">;</text:span> <text:span text:style-name="comment0_5f_php">// limité aux utilisateurs</text:span></text:p>
      <text:p text:style-name="Preformatted_20_Text"><text:span text:style-name="regexp0_5f_php">$s</text:span><text:span text:style-name="symbol0_5f_php">-&gt;</text:span>setTypeFilter<text:span text:style-name="symbol0_5f_php">(</text:span><text:span text:style-name="regexp0_5f_php">$s</text:span><text:span text:style-name="symbol0_5f_php">::</text:span><text:span text:style-name="member1_5f_php">userType</text:span> <text:span text:style-name="symbol0_5f_php">|</text:span><text:span text:style-name="regexp0_5f_php">$s</text:span><text:span text:style-name="symbol0_5f_php">::</text:span><text:span text:style-name="member1_5f_php">groupType</text:span> <text:span text:style-name="symbol0_5f_php">)</text:span> <text:span text:style-name="symbol0_5f_php">;</text:span><text:span text:style-name="comment0_5f_php">// limité aux utilisateurs et aux groupes</text:span></text:p>
      <text:p text:style-name="Preformatted_20_Text"><text:span text:style-name="regexp0_5f_php">$s</text:span><text:span text:style-name="symbol0_5f_php">-&gt;</text:span>setTypeFilter<text:span text:style-name="symbol0_5f_php">(</text:span><text:span text:style-name="regexp0_5f_php">$s</text:span><text:span text:style-name="symbol0_5f_php">::</text:span><text:span text:style-name="member1_5f_php">roleType</text:span><text:span text:style-name="symbol0_5f_php">)</text:span> <text:span text:style-name="symbol0_5f_php">;</text:span> <text:span text:style-name="comment0_5f_php">// limité aux rôles</text:span></text:p>
      <text:p text:style-name="Text_20_body">Le paramètre est une combinaison des 3 constantes userType, groupType et roleType.</text:p>
      <text:p text:style-name="Text_20_body"/>
      <text:p text:style-name="Text_20_body">Par défaut, les comptes retournés ne sont pas liés aux privilèges du document associés. Si on désire ne rechercher que parmi les comptes que l'utilisateur courant a le droit de voir il faut rajouter l'appel à la méthode ::useViewControl() avant l'appel à ::search().</text:p>
      <text:p text:style-name="Preformatted_20_Text"><text:span text:style-name="regexp0_5f_php">$s</text:span><text:span text:style-name="symbol0_5f_php">-&gt;</text:span><text:span text:style-name="symbol0_5f_php"><text:span text:style-name="T1">useViewControl</text:span></text:span><text:span text:style-name="symbol0_5f_php">(</text:span><text:span text:style-name="keyword1_5f_php">true</text:span><text:span text:style-name="symbol0_5f_php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style:style style:name="member1_5f_php" style:display-name="member1_php" style:family="text">
      <style:text-properties fo:color="#0040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12:48</meta:creation-date>
    <dc:date>2012-06-18T16:43:48</dc:date>
    <dc:creator>Eric Brison</dc:creator>
    <meta:editing-duration>PT5H17M35S</meta:editing-duration>
    <meta:editing-cycles>36</meta:editing-cycles>
    <meta:generator>LibreOffice/3.5$Linux_x86 LibreOffice_project/350m1$Build-2</meta:generator>
    <meta:document-statistic meta:table-count="2" meta:image-count="0" meta:object-count="0" meta:page-count="7" meta:paragraph-count="258" meta:word-count="1228" meta:character-count="10189" meta:non-whitespace-character-count="8979"/>
  </office:meta>
</office:document-meta>
</file>